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76cm" svg:height="16.813cm" svg:x="14.569cm" svg:y="0.1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1-03T11:13:13.296112141</dc:date>
    <meta:editing-duration>PT2M5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7cm" svg:height="16.814cm" xlink:href="." xlink:type="simple" chart:class="chart:line" chart:style-name="ch1">
        <chart:title svg:x="6.145cm" svg:y="0.472cm" chart:style-name="ch2">
          <text:p>Pnkn Ale Jan 3'16</text:p>
        </chart:title>
        <chart:legend chart:legend-position="end" svg:x="13.31cm" svg:y="7.61cm" style:legend-expansion="high" chart:style-name="ch3"/>
        <chart:plot-area chart:style-name="ch4" chart:data-source-has-labels="both" svg:x="1.278cm" svg:y="1.338cm" svg:width="11.659cm" svg:height="14.156cm">
          <chartooo:coordinate-region svg:x="3.048cm" svg:y="1.537cm" svg:width="9.889cm" svg:height="11.799cm"/>
          <chart:axis chart:dimension="x" chart:name="primary-x" chart:style-name="ch5" chartooo:axis-type="auto">
            <chartooo:date-scale/>
            <chart:title svg:x="6.745cm" svg:y="15.83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399cm" svg:y="9.34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1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